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break-before="auto" fo:break-after="auto" style:writing-mode="lr-tb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Aluno</text:span><text:span text:style-name="T2">: Lucas Carvalho Lima<text:tab/><text:tab/><text:tab/><text:tab/><text:tab/><text:tab/><text:tab/></text:span><text:span text:style-name="T3">Data:</text:span><text:span text:style-name="T2"> 04/10/2013</text:span></text:p>
      <text:p text:style-name="P4"><text:span text:style-name="T3">Fase/Iteração:</text:span><text:span text:style-name="T2"> Iteração 1<text:tab/><text:tab/><text:tab/> <text:s text:c="15"/><text:tab/><text:tab/> <text:s text:c="8"/></text:span><text:span text:style-name="T3">Esforço Total:</text:span><text:span text:style-name="T2"> </text:span></text:p>
      <text:p text:style-name="P5"/>
      <text:p text:style-name="P4"><text:span text:style-name="T3">Atividade: Atividades gerenciais</text:span><text:span text:style-name="T2"><text:tab/><text:tab/><text:tab/><text:tab/><text:tab/></text:span><text:span text:style-name="T3">Esforço: 6 horas</text:span></text:p>
      <text:p text:style-name="P5">Descrição: Envolveu a participação em atividades gerenciais. Reunições, planejamento, execução de atividades,...<text:tab/><text:tab/></text:p>
      <text:p text:style-name="P5">Produtos: -</text:p>
      <text:p text:style-name="P5">Equipe: [GPR] Antônio Carlos, Gabriel Benício e Lucas Carvalho.</text:p>
      <text:p text:style-name="P6">Artefato: -</text:p>
      <text:p text:style-name="P6"/>
      <text:p text:style-name="P4"><text:span text:style-name="T3">Atividade: Criação da ata de reunião da primeira reunião de requisitos</text:span><text:span text:style-name="T2"><text:tab/></text:span><text:span text:style-name="T3">Esforço: 2 horas</text:span></text:p>
      <text:p text:style-name="P5">Descrição: Criação do documento que resumiu a reunião de apresentação do projeto/produto que aconteceu no dia 01/10/2013.<text:tab/></text:p>
      <text:p text:style-name="P4"><text:span text:style-name="T2">Produtos: </text:span><text:span text:style-name="T4">Ata da reunião.</text:span></text:p>
      <text:p text:style-name="P5">Equipe: Lucas Carvalho Lima.</text:p>
      <text:p text:style-name="P7"><text:span text:style-name="T2">Artefato: </text:span><text:span text:style-name="T5">RELPREV_GPR_ATA_reuniao_de_apresentacao_projeto_problema_1_1.0.pdf</text:span></text:p>
      <text:p text:style-name="P6"/>
      <text:p text:style-name="P6"/>
      <text:p text:style-name="P4"><text:span text:style-name="T3">Atividade: Criação do documento de planejamento da sprint 1 <text:s text:c="11"/></text:span><text:span text:style-name="T2"><text:tab/></text:span><text:span text:style-name="T3">Esforço: 2 horas</text:span></text:p>
      <text:p text:style-name="P5">Descrição: Criação do documento de planejamento da sprint 1.</text:p>
      <text:p text:style-name="P4"><text:span text:style-name="T2">Produtos: Documento de planejamento, constando as equipes, as tarefas, e a identificação dos elementos da EAP que foram afetados pelas tarefas</text:span><text:span text:style-name="T4">.</text:span></text:p>
      <text:p text:style-name="P5">Equipe: Lucas Carvalho Lima.</text:p>
      <text:p text:style-name="P7"><text:span text:style-name="T2">Artefato: </text:span><text:span text:style-name="T4">RELPREV_GPR_PDI-1_Planejamento_da_iteração-1_1.0.pdf</text:span></text:p>
      <text:p text:style-name="P12"/>
      <text:p text:style-name="P12"><text:soft-page-break/></text:p>
      <text:p text:style-name="P4"><text:span text:style-name="T3">Atividade: Estudo da documentação existente<text:tab/><text:tab/><text:tab/> <text:s text:c="10"/></text:span><text:span text:style-name="T2"><text:tab/></text:span><text:span text:style-name="T3">Esforço: 2 horas</text:span></text:p>
      <text:p text:style-name="P5">Descrição: Estudo dos requisitos/escopo do projeto.</text:p>
      <text:p text:style-name="P4"><text:span text:style-name="T2">Produtos: </text:span><text:span text:style-name="T4">-</text:span></text:p>
      <text:p text:style-name="P5">Equipe: Lucas Carvalho Lima.</text:p>
      <text:p text:style-name="P12">Artefato: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1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4</meta:editing-cycles>
    <dc:date>2013-10-04T19:42:44</dc:date>
    <meta:editing-duration>P0D</meta:editing-duration>
    <meta:document-statistic meta:table-count="0" meta:image-count="1" meta:object-count="0" meta:page-count="2" meta:paragraph-count="25" meta:word-count="168" meta:character-count="1370" meta:non-whitespace-character-count="1158"/>
  </office:meta>
</office:document-meta>
</file>